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5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line cubico</text:p>
          </table:table-cell>
          <table:table-cell table:number-columns-repeated="7"/>
          <table:table-cell table:style-name="Default" table:number-columns-repeated="17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17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matrix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= 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table:number-columns-repeated="15"/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6213" calcext:value-type="float">
            <text:p>4,36213</text:p>
          </table:table-cell>
          <table:table-cell office:value-type="float" office:value="1.78089" calcext:value-type="float">
            <text:p>1,78089</text:p>
          </table:table-cell>
          <table:table-cell table:formula="of:=([.B7]-[.B6])" office:value-type="float" office:value="0.11594" calcext:value-type="float">
            <text:p>0,11594</text:p>
          </table:table-cell>
          <table:table-cell table:formula="of:=(1/[.D6])*([.C7]-[.C6])-([.D6]/3)*(2*[.F6]+[.F7])" office:value-type="float" office:value="0.472240790196996" calcext:value-type="float">
            <text:p>0,472240790196996</text:p>
          </table:table-cell>
          <table:table-cell table:number-matrix-columns-spanned="1" table:number-matrix-rows-spanned="15" table:formula="of:=MMULT([.J24:.X38];[.AA6:.AA20])" office:value-type="float" office:value="0" calcext:value-type="float">
            <text:p>0</text:p>
          </table:table-cell>
          <table:table-cell table:formula="of:=(1/3*[.D6])*([.F7]-[.F6])" office:value-type="float" office:value="0.0966741658147339" calcext:value-type="float">
            <text:p>0,0966741658147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7807" calcext:value-type="float">
            <text:p>4,47807</text:p>
          </table:table-cell>
          <table:table-cell office:value-type="float" office:value="1.84685" calcext:value-type="float">
            <text:p>1,84685</text:p>
          </table:table-cell>
          <table:table-cell table:formula="of:=([.B8]-[.B7])" office:value-type="float" office:value="0.0839500000000006" calcext:value-type="float">
            <text:p>0,083950000000001</text:p>
          </table:table-cell>
          <table:table-cell table:formula="of:=(1/[.D7])*([.C8]-[.C7])-([.D7]/3)*(2*[.F7]+[.F8])" office:value-type="float" office:value="0.762263287641197" calcext:value-type="float">
            <text:p>0,762263287641197</text:p>
          </table:table-cell>
          <table:table-cell office:value-type="float" office:value="2.50148781649302" calcext:value-type="float">
            <text:p>2,50148781649302</text:p>
          </table:table-cell>
          <table:table-cell table:formula="of:=(1/3*[.D7])*([.F8]-[.F7])" office:value-type="float" office:value="-0.210381117173495" calcext:value-type="float">
            <text:p>-0,2103811171734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D6]" office:value-type="float" office:value="0.11594" calcext:value-type="float">
            <text:p>0,11594</text:p>
          </table:table-cell>
          <table:table-cell table:formula="of:=2*([.$D6]+[.$D7])" office:value-type="float" office:value="0.399780000000002" calcext:value-type="float">
            <text:p>0,399780000000002</text:p>
          </table:table-cell>
          <table:table-cell table:formula="of:=[.$D7]" office:value-type="float" office:value="0.0839500000000006" calcext:value-type="float">
            <text:p>0,0839500000000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style-name="ce3" table:formula="of:=(3/[.D7])*([.C8]-[.C7])-(3/[.D6])*([.C7]-[.C6])" office:value-type="float" office:value="0.578901349951692" calcext:value-type="float">
            <text:p>0,578901349951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202" calcext:value-type="float">
            <text:p>4,56202</text:p>
          </table:table-cell>
          <table:table-cell office:value-type="float" office:value="1.91081" calcext:value-type="float">
            <text:p>1,91081</text:p>
          </table:table-cell>
          <table:table-cell table:formula="of:=([.B9]-[.B8])" office:value-type="float" office:value="0.0679699999999999" calcext:value-type="float">
            <text:p>0,06797</text:p>
          </table:table-cell>
          <table:table-cell table:formula="of:=(1/[.D8])*([.C9]-[.C8])-([.D8]/3)*(2*[.F8]+[.F9])" office:value-type="float" office:value="0.551119740509895" calcext:value-type="float">
            <text:p>0,551119740509895</text:p>
          </table:table-cell>
          <table:table-cell office:value-type="float" office:value="-5.01659856254783" calcext:value-type="float">
            <text:p>-5,01659856254783</text:p>
          </table:table-cell>
          <table:table-cell table:formula="of:=(1/3*[.D8])*([.F9]-[.F8])" office:value-type="float" office:value="0.172233040805754" calcext:value-type="float">
            <text:p>0,1722330408057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D7]" office:value-type="float" office:value="0.0839500000000006" calcext:value-type="float">
            <text:p>0,083950000000001</text:p>
          </table:table-cell>
          <table:table-cell table:formula="of:=2*([.$D7]+[.$D8])" office:value-type="float" office:value="0.303840000000001" calcext:value-type="float">
            <text:p>0,303840000000001</text:p>
          </table:table-cell>
          <table:table-cell table:formula="of:=[.$D8]" office:value-type="float" office:value="0.0679699999999999" calcext:value-type="float">
            <text:p>0,0679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style-name="ce3" table:formula="of:=(3/[.D8])*([.C9]-[.C8])-(3/[.D7])*([.C8]-[.C7])" office:value-type="float" office:value="-1.13852248692906" calcext:value-type="float">
            <text:p>-1,13852248692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2999" calcext:value-type="float">
            <text:p>4,62999</text:p>
          </table:table-cell>
          <table:table-cell office:value-type="float" office:value="1.9368" calcext:value-type="float">
            <text:p>1,9368</text:p>
          </table:table-cell>
          <table:table-cell table:formula="of:=([.B10]-[.B9])" office:value-type="float" office:value="0.0979399999999995" calcext:value-type="float">
            <text:p>0,09794</text:p>
          </table:table-cell>
          <table:table-cell table:formula="of:=(1/[.D9])*([.C10]-[.C9])-([.D9]/3)*(2*[.F9]+[.F10])" office:value-type="float" office:value="0.385862454334407" calcext:value-type="float">
            <text:p>0,385862454334407</text:p>
          </table:table-cell>
          <table:table-cell office:value-type="float" office:value="2.58527170988506" calcext:value-type="float">
            <text:p>2,58527170988506</text:p>
          </table:table-cell>
          <table:table-cell table:formula="of:=(1/3*[.D9])*([.F10]-[.F9])" office:value-type="float" office:value="-0.373697414650986" calcext:value-type="float">
            <text:p>-0,37369741465098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8]" office:value-type="float" office:value="0.0679699999999999" calcext:value-type="float">
            <text:p>0,06797</text:p>
          </table:table-cell>
          <table:table-cell table:formula="of:=2*([.$D8]+[.$D9])" office:value-type="float" office:value="0.331819999999999" calcext:value-type="float">
            <text:p>0,331819999999999</text:p>
          </table:table-cell>
          <table:table-cell table:formula="of:=[.$D9]" office:value-type="float" office:value="0.0979399999999995" calcext:value-type="float">
            <text:p>0,0979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style-name="ce3" table:formula="of:=(3/[.D9])*([.C10]-[.C9])-(3/[.D8])*([.C9]-[.C8])" office:value-type="float" office:value="-0.351024078209134" calcext:value-type="float">
            <text:p>-0,351024078209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2793" calcext:value-type="float">
            <text:p>4,72793</text:p>
          </table:table-cell>
          <table:table-cell office:value-type="float" office:value="1.96279" calcext:value-type="float">
            <text:p>1,96279</text:p>
          </table:table-cell>
          <table:table-cell table:formula="of:=([.B11]-[.B10])" office:value-type="float" office:value="0.0690100000000005" calcext:value-type="float">
            <text:p>0,069010000000001</text:p>
          </table:table-cell>
          <table:table-cell table:formula="of:=(1/[.D10])*([.C11]-[.C10])-([.D10]/3)*(2*[.F10]+[.F11])" office:value-type="float" office:value="-0.228826767086269" calcext:value-type="float">
            <text:p>-0,228826767086269</text:p>
          </table:table-cell>
          <table:table-cell office:value-type="float" office:value="-8.86145326410886" calcext:value-type="float">
            <text:p>-8,86145326410886</text:p>
          </table:table-cell>
          <table:table-cell table:formula="of:=(1/3*[.D10])*([.F11]-[.F10])" office:value-type="float" office:value="1.12480718560637" calcext:value-type="float">
            <text:p>1,124807185606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D9]" office:value-type="float" office:value="0.0979399999999995" calcext:value-type="float">
            <text:p>0,09794</text:p>
          </table:table-cell>
          <table:table-cell table:formula="of:=2*([.$D9]+[.$D10])" office:value-type="float" office:value="0.3339" calcext:value-type="float">
            <text:p>0,3339</text:p>
          </table:table-cell>
          <table:table-cell table:formula="of:=[.$D10]" office:value-type="float" office:value="0.0690100000000005" calcext:value-type="float">
            <text:p>0,0690100000000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style-name="ce3" table:formula="of:=(3/[.D10])*([.C11]-[.C10])-(3/[.D9])*([.C10]-[.C9])" office:value-type="float" office:value="0.0572549334431517" calcext:value-type="float">
            <text:p>0,057254933443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9694" calcext:value-type="float">
            <text:p>4,79694</text:p>
          </table:table-cell>
          <table:table-cell office:value-type="float" office:value="1.98242" calcext:value-type="float">
            <text:p>1,98242</text:p>
          </table:table-cell>
          <table:table-cell table:formula="of:=([.B12]-[.B11])" office:value-type="float" office:value="0.0286400000000002" calcext:value-type="float">
            <text:p>0,02864</text:p>
          </table:table-cell>
          <table:table-cell table:formula="of:=(1/[.D11])*([.C12]-[.C11])-([.D11]/3)*(2*[.F11]+[.F12])" office:value-type="float" office:value="1.92253701022053" calcext:value-type="float">
            <text:p>1,92253701022053</text:p>
          </table:table-cell>
          <table:table-cell office:value-type="float" office:value="40.0361203747709" calcext:value-type="float">
            <text:p>40,0361203747709</text:p>
          </table:table-cell>
          <table:table-cell table:formula="of:=(1/3*[.D11])*([.F12]-[.F11])" office:value-type="float" office:value="-5.56917149775396" calcext:value-type="float">
            <text:p>-5,569171497753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D10]" office:value-type="float" office:value="0.0690100000000005" calcext:value-type="float">
            <text:p>0,069010000000001</text:p>
          </table:table-cell>
          <table:table-cell table:formula="of:=2*([.$D10]+[.$D11])" office:value-type="float" office:value="0.195300000000001" calcext:value-type="float">
            <text:p>0,195300000000001</text:p>
          </table:table-cell>
          <table:table-cell table:formula="of:=[.$D11]" office:value-type="float" office:value="0.0286400000000002" calcext:value-type="float">
            <text:p>0,0286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style-name="ce3" table:formula="of:=(3/[.D11])*([.C12]-[.C11])-(3/[.D10])*([.C11]-[.C10])" office:value-type="float" office:value="-8.35335458629177" calcext:value-type="float">
            <text:p>-8,35335458629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2558" calcext:value-type="float">
            <text:p>4,82558</text:p>
          </table:table-cell>
          <table:table-cell office:value-type="float" office:value="1.91082" calcext:value-type="float">
            <text:p>1,91082</text:p>
          </table:table-cell>
          <table:table-cell table:formula="of:=([.B13]-[.B12])" office:value-type="float" office:value="0.00715999999999983" calcext:value-type="float">
            <text:p>0,00716</text:p>
          </table:table-cell>
          <table:table-cell table:formula="of:=(1/[.D12])*([.C13]-[.C12])-([.D12]/3)*(2*[.F12]+[.F13])" office:value-type="float" office:value="-12.4917085079744" calcext:value-type="float">
            <text:p>-12,4917085079744</text:p>
          </table:table-cell>
          <table:table-cell office:value-type="float" office:value="-543.326815842469" calcext:value-type="float">
            <text:p>-543,326815842469</text:p>
          </table:table-cell>
          <table:table-cell table:formula="of:=(1/3*[.D12])*([.F13]-[.F12])" office:value-type="float" office:value="6.38192850940618" calcext:value-type="float">
            <text:p>6,381928509406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$D11]" office:value-type="float" office:value="0.0286400000000002" calcext:value-type="float">
            <text:p>0,02864</text:p>
          </table:table-cell>
          <table:table-cell table:formula="of:=2*([.$D11]+[.$D12])" office:value-type="float" office:value="0.0716000000000001" calcext:value-type="float">
            <text:p>0,0716</text:p>
          </table:table-cell>
          <table:table-cell table:formula="of:=[.$D12]" office:value-type="float" office:value="0.00715999999999983" calcext:value-type="float">
            <text:p>0,007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style-name="ce3" table:formula="of:=(3/[.D12])*([.C13]-[.C12])-(3/[.D11])*([.C12]-[.C11])" office:value-type="float" office:value="-22.5000000000008" calcext:value-type="float">
            <text:p>-22,5000000000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3274" calcext:value-type="float">
            <text:p>4,83274</text:p>
          </table:table-cell>
          <table:table-cell office:value-type="float" office:value="1.83922" calcext:value-type="float">
            <text:p>1,83922</text:p>
          </table:table-cell>
          <table:table-cell table:formula="of:=([.B14]-[.B13])" office:value-type="float" office:value="0.00912999999999986" calcext:value-type="float">
            <text:p>0,00913</text:p>
          </table:table-cell>
          <table:table-cell table:formula="of:=(1/[.D13])*([.C14]-[.C13])-([.D13]/3)*(2*[.F13]+[.F14])" office:value-type="float" office:value="-1.12636298261987" calcext:value-type="float">
            <text:p>-1,12636298261987</text:p>
          </table:table-cell>
          <table:table-cell office:value-type="float" office:value="2130.66557636689" calcext:value-type="float">
            <text:p>2130,66557636689</text:p>
          </table:table-cell>
          <table:table-cell table:formula="of:=(1/3*[.D13])*([.F14]-[.F13])" office:value-type="float" office:value="-24.2784209585253" calcext:value-type="float">
            <text:p>-24,278420958525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$D12]" office:value-type="float" office:value="0.00715999999999983" calcext:value-type="float">
            <text:p>0,00716</text:p>
          </table:table-cell>
          <table:table-cell table:formula="of:=2*([.$D12]+[.$D13])" office:value-type="float" office:value="0.0325799999999994" calcext:value-type="float">
            <text:p>0,032579999999999</text:p>
          </table:table-cell>
          <table:table-cell table:formula="of:=[.$D13]" office:value-type="float" office:value="0.00912999999999986" calcext:value-type="float">
            <text:p>0,009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3" table:formula="of:=(3/[.D13])*([.C14]-[.C13])-(3/[.D12])*([.C13]-[.C12])" office:value-type="float" office:value="12.1445783132535" calcext:value-type="float">
            <text:p>12,14457831325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4187" calcext:value-type="float">
            <text:p>4,84187</text:p>
          </table:table-cell>
          <table:table-cell office:value-type="float" office:value="1.78488" calcext:value-type="float">
            <text:p>1,78488</text:p>
          </table:table-cell>
          <table:table-cell table:formula="of:=([.B15]-[.B14])" office:value-type="float" office:value="-0.0119899999999999" calcext:value-type="float">
            <text:p>-0,01199</text:p>
          </table:table-cell>
          <table:table-cell table:formula="of:=(1/[.D14])*([.C15]-[.C14])-([.D14]/3)*(2*[.F14]+[.F15])" office:value-type="float" office:value="-35.0556724337369" calcext:value-type="float">
            <text:p>-35,0556724337369</text:p>
          </table:table-cell>
          <table:table-cell office:value-type="float" office:value="-5846.90976597451" calcext:value-type="float">
            <text:p>-5846,90976597451</text:p>
          </table:table-cell>
          <table:table-cell table:formula="of:=(1/3*[.D14])*([.F15]-[.F14])" office:value-type="float" office:value="-27.8803019321903" calcext:value-type="float">
            <text:p>-27,880301932190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$D13]" office:value-type="float" office:value="0.00912999999999986" calcext:value-type="float">
            <text:p>0,00913</text:p>
          </table:table-cell>
          <table:table-cell table:formula="of:=2*([.$D13]+[.$D14])" office:value-type="float" office:value="-0.00572000000000017" calcext:value-type="float">
            <text:p>-0,00572</text:p>
          </table:table-cell>
          <table:table-cell table:formula="of:=[.$D14]" office:value-type="float" office:value="-0.0119899999999999" calcext:value-type="float">
            <text:p>-0,011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3" table:formula="of:=(3/[.D14])*([.C15]-[.C14])-(3/[.D13])*([.C14]-[.C13])" office:value-type="float" office:value="39.3608428710676" calcext:value-type="float">
            <text:p>39,3608428710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2988" calcext:value-type="float">
            <text:p>4,82988</text:p>
          </table:table-cell>
          <table:table-cell office:value-type="float" office:value="1.69893" calcext:value-type="float">
            <text:p>1,69893</text:p>
          </table:table-cell>
          <table:table-cell table:formula="of:=([.B16]-[.B15])" office:value-type="float" office:value="-0.0299899999999997" calcext:value-type="float">
            <text:p>-0,02999</text:p>
          </table:table-cell>
          <table:table-cell table:formula="of:=(1/[.D15])*([.C16]-[.C15])-([.D15]/3)*(2*[.F15]+[.F16])" office:value-type="float" office:value="21.5123179577602" calcext:value-type="float">
            <text:p>21,5123179577602</text:p>
          </table:table-cell>
          <table:table-cell office:value-type="float" office:value="1128.97895767615" calcext:value-type="float">
            <text:p>1128,97895767615</text:p>
          </table:table-cell>
          <table:table-cell table:formula="of:=(1/3*[.D15])*([.F16]-[.F15])" office:value-type="float" office:value="14.2787386421669" calcext:value-type="float">
            <text:p>14,27873864216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$D14]" office:value-type="float" office:value="-0.0119899999999999" calcext:value-type="float">
            <text:p>-0,01199</text:p>
          </table:table-cell>
          <table:table-cell table:formula="of:=2*([.$D14]+[.$D15])" office:value-type="float" office:value="-0.0839599999999994" calcext:value-type="float">
            <text:p>-0,083959999999999</text:p>
          </table:table-cell>
          <table:table-cell table:formula="of:=[.$D15]" office:value-type="float" office:value="-0.0299899999999997" calcext:value-type="float">
            <text:p>-0,029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3" table:formula="of:=(3/[.D15])*([.C16]-[.C15])-(3/[.D14])*([.C15]-[.C14])" office:value-type="float" office:value="-15.7064882066611" calcext:value-type="float">
            <text:p>-15,7064882066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9989" calcext:value-type="float">
            <text:p>4,79989</text:p>
          </table:table-cell>
          <table:table-cell office:value-type="float" office:value="1.64096" calcext:value-type="float">
            <text:p>1,64096</text:p>
          </table:table-cell>
          <table:table-cell table:formula="of:=([.B17]-[.B16])" office:value-type="float" office:value="-0.0279800000000003" calcext:value-type="float">
            <text:p>-0,02798</text:p>
          </table:table-cell>
          <table:table-cell table:formula="of:=(1/[.D16])*([.C17]-[.C16])-([.D16]/3)*(2*[.F16]+[.F17])" office:value-type="float" office:value="-3.36762399715379" calcext:value-type="float">
            <text:p>-3,36762399715379</text:p>
          </table:table-cell>
          <table:table-cell office:value-type="float" office:value="-299.371023200848" calcext:value-type="float">
            <text:p>-299,371023200848</text:p>
          </table:table-cell>
          <table:table-cell table:formula="of:=(1/3*[.D16])*([.F17]-[.F16])" office:value-type="float" office:value="-3.72285871878231" calcext:value-type="float">
            <text:p>-3,7228587187823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$D15]" office:value-type="float" office:value="-0.0299899999999997" calcext:value-type="float">
            <text:p>-0,02999</text:p>
          </table:table-cell>
          <table:table-cell table:formula="of:=2*([.$D15]+[.$D16])" office:value-type="float" office:value="-0.11594" calcext:value-type="float">
            <text:p>-0,11594</text:p>
          </table:table-cell>
          <table:table-cell table:formula="of:=[.$D16]" office:value-type="float" office:value="-0.0279800000000003" calcext:value-type="float">
            <text:p>-0,027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table:formula="of:=(3/[.D16])*([.C17]-[.C16])-(3/[.D15])*([.C16]-[.C15])" office:value-type="float" office:value="-1.9411774379881" calcext:value-type="float">
            <text:p>-1,9411774379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7191" calcext:value-type="float">
            <text:p>4,77191</text:p>
          </table:table-cell>
          <table:table-cell office:value-type="float" office:value="1.60498" calcext:value-type="float">
            <text:p>1,60498</text:p>
          </table:table-cell>
          <table:table-cell table:formula="of:=([.B18]-[.B17])" office:value-type="float" office:value="-0.0439800000000004" calcext:value-type="float">
            <text:p>-0,04398</text:p>
          </table:table-cell>
          <table:table-cell table:formula="of:=(1/[.D17])*([.C18]-[.C17])-([.D17]/3)*(2*[.F17]+[.F18])" office:value-type="float" office:value="2.21660230481891" calcext:value-type="float">
            <text:p>2,21660230481891</text:p>
          </table:table-cell>
          <table:table-cell office:value-type="float" office:value="99.7918129802389" calcext:value-type="float">
            <text:p>99,7918129802389</text:p>
          </table:table-cell>
          <table:table-cell table:formula="of:=(1/3*[.D17])*([.F18]-[.F17])" office:value-type="float" office:value="1.67224163005203" calcext:value-type="float">
            <text:p>1,6722416300520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$D16]" office:value-type="float" office:value="-0.0279800000000003" calcext:value-type="float">
            <text:p>-0,02798</text:p>
          </table:table-cell>
          <table:table-cell table:formula="of:=2*([.$D16]+[.$D17])" office:value-type="float" office:value="-0.143920000000001" calcext:value-type="float">
            <text:p>-0,143920000000001</text:p>
          </table:table-cell>
          <table:table-cell table:formula="of:=[.$D17]" office:value-type="float" office:value="-0.0439800000000004" calcext:value-type="float">
            <text:p>-0,04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(3/[.D17])*([.C18]-[.C17])-(3/[.D16])*([.C17]-[.C16])" office:value-type="float" office:value="-5.35775553967115" calcext:value-type="float">
            <text:p>-5,35775553967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2793" calcext:value-type="float">
            <text:p>4,72793</text:p>
          </table:table-cell>
          <table:table-cell office:value-type="float" office:value="1.62697" calcext:value-type="float">
            <text:p>1,62697</text:p>
          </table:table-cell>
          <table:table-cell table:formula="of:=([.B19]-[.B18])" office:value-type="float" office:value="-0.0919499999999998" calcext:value-type="float">
            <text:p>-0,09195</text:p>
          </table:table-cell>
          <table:table-cell table:formula="of:=(1/[.D18])*([.C19]-[.C18])-([.D18]/3)*(2*[.F18]+[.F19])" office:value-type="float" office:value="-1.54436067476687" calcext:value-type="float">
            <text:p>-1,54436067476687</text:p>
          </table:table-cell>
          <table:table-cell office:value-type="float" office:value="-14.2765110342235" calcext:value-type="float">
            <text:p>-14,2765110342235</text:p>
          </table:table-cell>
          <table:table-cell table:formula="of:=(1/3*[.D18])*([.F19]-[.F18])" office:value-type="float" office:value="-0.529212801942536" calcext:value-type="float">
            <text:p>-0,52921280194253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$D17]" office:value-type="float" office:value="-0.0439800000000004" calcext:value-type="float">
            <text:p>-0,04398</text:p>
          </table:table-cell>
          <table:table-cell table:formula="of:=2*([.$D17]+[.$D18])" office:value-type="float" office:value="-0.27186" calcext:value-type="float">
            <text:p>-0,27186</text:p>
          </table:table-cell>
          <table:table-cell table:formula="of:=[.$D18]" office:value-type="float" office:value="-0.0919499999999998" calcext:value-type="float">
            <text:p>-0,09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(3/[.D18])*([.C19]-[.C18])-(3/[.D17])*([.C18]-[.C17])" office:value-type="float" office:value="-0.782544861337705" calcext:value-type="float">
            <text:p>-0,782544861337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3598" calcext:value-type="float">
            <text:p>4,63598</text:p>
          </table:table-cell>
          <table:table-cell office:value-type="float" office:value="1.69693" calcext:value-type="float">
            <text:p>1,69693</text:p>
          </table:table-cell>
          <table:table-cell table:formula="of:=([.B20]-[.B19])" office:value-type="float" office:value="-0.0759499999999997" calcext:value-type="float">
            <text:p>-0,07595</text:p>
          </table:table-cell>
          <table:table-cell table:formula="of:=(1/[.D19])*([.C20]-[.C19])-([.D19]/3)*(2*[.F19]+[.F20])" office:value-type="float" office:value="-0.50654870140079" calcext:value-type="float">
            <text:p>-0,50654870140079</text:p>
          </table:table-cell>
          <table:table-cell office:value-type="float" office:value="2.9898120307859" calcext:value-type="float">
            <text:p>2,9898120307859</text:p>
          </table:table-cell>
          <table:table-cell table:formula="of:=(1/3*[.D19])*([.F20]-[.F19])" office:value-type="float" office:value="0.075692074579396" calcext:value-type="float">
            <text:p>0,07569207457939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$D18]" office:value-type="float" office:value="-0.0919499999999998" calcext:value-type="float">
            <text:p>-0,09195</text:p>
          </table:table-cell>
          <table:table-cell table:formula="of:=2*([.$D18]+[.$D19])" office:value-type="float" office:value="-0.335799999999999" calcext:value-type="float">
            <text:p>-0,335799999999999</text:p>
          </table:table-cell>
          <table:table-cell table:formula="of:=[.$D19]" office:value-type="float" office:value="-0.0759499999999997" calcext:value-type="float">
            <text:p>-0,07595</text:p>
          </table:table-cell>
          <table:table-cell table:number-columns-repeated="2"/>
          <table:table-cell table:style-name="ce3" table:formula="of:=(3/[.D19])*([.C20]-[.C19])-(3/[.D18])*([.C19]-[.C18])" office:value-type="float" office:value="0.308746309658944" calcext:value-type="float">
            <text:p>0,308746309658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6003" calcext:value-type="float">
            <text:p>4,56003</text:p>
          </table:table-cell>
          <table:table-cell office:value-type="float" office:value="1.7469" calcext:value-type="float">
            <text:p>1,7469</text:p>
          </table:table-cell>
          <table:table-cell table:formula="of:=([.B21]-[.B20])" office:value-type="float" office:value="-0.0919499999999998" calcext:value-type="float">
            <text:p>-0,09195</text:p>
          </table:table-cell>
          <table:table-cell table:formula="of:=(1/[.D20])*([.C21]-[.C20])-([.D20]/3)*(2*[.F20]+[.F21])" office:value-type="float" office:value="-0.304404567699837" calcext:value-type="float">
            <text:p>-0,304404567699837</text:p>
          </table:table-cell>
          <table:table-cell office:value-type="float" office:value="0" calcext:value-type="float">
            <text:p>0</text:p>
          </table:table-cell>
          <table:table-cell table:formula="of:=(1/3*[.D20])*([.F21]-[.F20])" office:value-type="float" office:value="-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6808" calcext:value-type="float">
            <text:p>4,46808</text:p>
          </table:table-cell>
          <table:table-cell office:value-type="float" office:value="1.77489" calcext:value-type="float">
            <text:p>1,77489</text:p>
          </table:table-cell>
          <table:table-cell table:number-columns-repeated="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17"/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inv(A)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matrix-columns-spanned="15" table:number-matrix-rows-spanned="15" table:formula="of:=MINVERSE([.J6:.X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0.308885508099703" calcext:value-type="float">
            <text:p>-0,308885508099703</text:p>
          </table:table-cell>
          <table:table-cell office:value-type="float" office:value="2.66418413058222" calcext:value-type="float">
            <text:p>2,66418413058222</text:p>
          </table:table-cell>
          <table:table-cell office:value-type="float" office:value="-0.775313064016261" calcext:value-type="float">
            <text:p>-0,775313064016261</text:p>
          </table:table-cell>
          <table:table-cell office:value-type="float" office:value="0.175266494163928" calcext:value-type="float">
            <text:p>0,175266494163928</text:p>
          </table:table-cell>
          <table:table-cell office:value-type="float" office:value="-0.0557371771726488" calcext:value-type="float">
            <text:p>-0,055737177172649</text:p>
          </table:table-cell>
          <table:table-cell office:value-type="float" office:value="0.0209396177297841" calcext:value-type="float">
            <text:p>0,020939617729784</text:p>
          </table:table-cell>
          <table:table-cell office:value-type="float" office:value="-0.00848759587787527" calcext:value-type="float">
            <text:p>-0,008487595877875</text:p>
          </table:table-cell>
          <table:table-cell office:value-type="float" office:value="0.00111748785961577" calcext:value-type="float">
            <text:p>0,001117487859616</text:p>
          </table:table-cell>
          <table:table-cell office:value-type="float" office:value="0.00266850295939812" calcext:value-type="float">
            <text:p>0,002668502959398</text:p>
          </table:table-cell>
          <table:table-cell office:value-type="float" office:value="-0.000422116160922923" calcext:value-type="float">
            <text:p>-0,000422116160923</text:p>
          </table:table-cell>
          <table:table-cell office:value-type="float" office:value="0.000114889042611043" calcext:value-type="float">
            <text:p>0,000114889042611</text:p>
          </table:table-cell>
          <table:table-cell office:value-type="float" office:value="-0.0000236230140902786" calcext:value-type="float">
            <text:p>-2,36230140902786E-05</text:p>
          </table:table-cell>
          <table:table-cell office:value-type="float" office:value="0.00000421165929094807" calcext:value-type="float">
            <text:p>4,21165929094807E-06</text:p>
          </table:table-cell>
          <table:table-cell office:value-type="float" office:value="-0.00000115325214950171" calcext:value-type="float">
            <text:p>-1,15325214950171E-06</text:p>
          </table:table-cell>
          <table:table-cell office:value-type="float" office:value="-0.0000000875895007546547" calcext:value-type="float">
            <text:p>-8,75895007546547E-0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898897966420454" calcext:value-type="float">
            <text:p>0,089889796642046</text:p>
          </table:table-cell>
          <table:table-cell office:value-type="float" office:value="-0.775313064016261" calcext:value-type="float">
            <text:p>-0,775313064016261</text:p>
          </table:table-cell>
          <table:table-cell office:value-type="float" office:value="3.69213408853389" calcext:value-type="float">
            <text:p>3,69213408853389</text:p>
          </table:table-cell>
          <table:table-cell office:value-type="float" office:value="-0.834640131469385" calcext:value-type="float">
            <text:p>-0,834640131469385</text:p>
          </table:table-cell>
          <table:table-cell office:value-type="float" office:value="0.265427143419672" calcext:value-type="float">
            <text:p>0,265427143419672</text:p>
          </table:table-cell>
          <table:table-cell office:value-type="float" office:value="-0.0997169788685297" calcext:value-type="float">
            <text:p>-0,09971697886853</text:p>
          </table:table-cell>
          <table:table-cell office:value-type="float" office:value="0.0404189527106249" calcext:value-type="float">
            <text:p>0,040418952710625</text:p>
          </table:table-cell>
          <table:table-cell office:value-type="float" office:value="-0.00532161163212855" calcext:value-type="float">
            <text:p>-0,005321611632129</text:p>
          </table:table-cell>
          <table:table-cell office:value-type="float" office:value="-0.012707732139466" calcext:value-type="float">
            <text:p>-0,012707732139466</text:p>
          </table:table-cell>
          <table:table-cell office:value-type="float" office:value="0.00201016794298708" calcext:value-type="float">
            <text:p>0,002010167942987</text:p>
          </table:table-cell>
          <table:table-cell office:value-type="float" office:value="-0.000547115443180973" calcext:value-type="float">
            <text:p>-0,000547115443181</text:p>
          </table:table-cell>
          <table:table-cell office:value-type="float" office:value="0.000112495635175837" calcext:value-type="float">
            <text:p>0,000112495635176</text:p>
          </table:table-cell>
          <table:table-cell office:value-type="float" office:value="-0.0000200564282469948" calcext:value-type="float">
            <text:p>-2,00564282469948E-05</text:p>
          </table:table-cell>
          <table:table-cell office:value-type="float" office:value="0.00000549192548335667" calcext:value-type="float">
            <text:p>5,49192548335667E-06</text:p>
          </table:table-cell>
          <table:table-cell office:value-type="float" office:value="0.000000417111740460938" calcext:value-type="float">
            <text:p>4,17111740460938E-0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0.0203203973333658" calcext:value-type="float">
            <text:p>-0,020320397333366</text:p>
          </table:table-cell>
          <table:table-cell office:value-type="float" office:value="0.175266494163928" calcext:value-type="float">
            <text:p>0,175266494163928</text:p>
          </table:table-cell>
          <table:table-cell office:value-type="float" office:value="-0.834640131469385" calcext:value-type="float">
            <text:p>-0,834640131469385</text:p>
          </table:table-cell>
          <table:table-cell office:value-type="float" office:value="3.51454222981606" calcext:value-type="float">
            <text:p>3,51454222981606</text:p>
          </table:table-cell>
          <table:table-cell office:value-type="float" office:value="-1.11767319748403" calcext:value-type="float">
            <text:p>-1,11767319748403</text:p>
          </table:table-cell>
          <table:table-cell office:value-type="float" office:value="0.419892981477105" calcext:value-type="float">
            <text:p>0,419892981477105</text:p>
          </table:table-cell>
          <table:table-cell office:value-type="float" office:value="-0.170198042042794" calcext:value-type="float">
            <text:p>-0,170198042042794</text:p>
          </table:table-cell>
          <table:table-cell office:value-type="float" office:value="0.0224084945195116" calcext:value-type="float">
            <text:p>0,022408494519512</text:p>
          </table:table-cell>
          <table:table-cell office:value-type="float" office:value="0.0535103208741196" calcext:value-type="float">
            <text:p>0,05351032087412</text:p>
          </table:table-cell>
          <table:table-cell office:value-type="float" office:value="-0.00846451046178783" calcext:value-type="float">
            <text:p>-0,008464510461788</text:p>
          </table:table-cell>
          <table:table-cell office:value-type="float" office:value="0.00230381964291468" calcext:value-type="float">
            <text:p>0,002303819642915</text:p>
          </table:table-cell>
          <table:table-cell office:value-type="float" office:value="-0.000473701953199171" calcext:value-type="float">
            <text:p>-0,000473701953199</text:p>
          </table:table-cell>
          <table:table-cell office:value-type="float" office:value="0.0000844545587919941" calcext:value-type="float">
            <text:p>8,44545587919941E-05</text:p>
          </table:table-cell>
          <table:table-cell office:value-type="float" office:value="-0.0000231256601576053" calcext:value-type="float">
            <text:p>-2,31256601576053E-05</text:p>
          </table:table-cell>
          <table:table-cell office:value-type="float" office:value="-0.00000175639388897011" calcext:value-type="float">
            <text:p>-1,75639388897011E-0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0646216832139691" calcext:value-type="float">
            <text:p>0,006462168321397</text:p>
          </table:table-cell>
          <table:table-cell office:value-type="float" office:value="-0.0557371771726488" calcext:value-type="float">
            <text:p>-0,055737177172649</text:p>
          </table:table-cell>
          <table:table-cell office:value-type="float" office:value="0.265427143419672" calcext:value-type="float">
            <text:p>0,265427143419672</text:p>
          </table:table-cell>
          <table:table-cell office:value-type="float" office:value="-1.11767319748403" calcext:value-type="float">
            <text:p>-1,11767319748403</text:p>
          </table:table-cell>
          <table:table-cell office:value-type="float" office:value="3.6024631146714" calcext:value-type="float">
            <text:p>3,6024631146714</text:p>
          </table:table-cell>
          <table:table-cell office:value-type="float" office:value="-1.35339111762343" calcext:value-type="float">
            <text:p>-1,35339111762343</text:p>
          </table:table-cell>
          <table:table-cell office:value-type="float" office:value="0.548579110627923" calcext:value-type="float">
            <text:p>0,548579110627923</text:p>
          </table:table-cell>
          <table:table-cell office:value-type="float" office:value="-0.0722266357854662" calcext:value-type="float">
            <text:p>-0,072226635785466</text:p>
          </table:table-cell>
          <table:table-cell office:value-type="float" office:value="-0.172473454348896" calcext:value-type="float">
            <text:p>-0,172473454348896</text:p>
          </table:table-cell>
          <table:table-cell office:value-type="float" office:value="0.0272826500545805" calcext:value-type="float">
            <text:p>0,027282650054581</text:p>
          </table:table-cell>
          <table:table-cell office:value-type="float" office:value="-0.00742562790727934" calcext:value-type="float">
            <text:p>-0,007425627907279</text:p>
          </table:table-cell>
          <table:table-cell office:value-type="float" office:value="0.00152682717773787" calcext:value-type="float">
            <text:p>0,001526827177738</text:p>
          </table:table-cell>
          <table:table-cell office:value-type="float" office:value="-0.00027221233684308" calcext:value-type="float">
            <text:p>-0,000272212336843</text:p>
          </table:table-cell>
          <table:table-cell office:value-type="float" office:value="0.0000745381905084014" calcext:value-type="float">
            <text:p>7,45381905084014E-05</text:p>
          </table:table-cell>
          <table:table-cell office:value-type="float" office:value="0.00000566117556911307" calcext:value-type="float">
            <text:p>5,66117556911307E-0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-0.00242773927959117" calcext:value-type="float">
            <text:p>-0,002427739279591</text:p>
          </table:table-cell>
          <table:table-cell office:value-type="float" office:value="0.0209396177297841" calcext:value-type="float">
            <text:p>0,020939617729784</text:p>
          </table:table-cell>
          <table:table-cell office:value-type="float" office:value="-0.0997169788685297" calcext:value-type="float">
            <text:p>-0,09971697886853</text:p>
          </table:table-cell>
          <table:table-cell office:value-type="float" office:value="0.419892981477105" calcext:value-type="float">
            <text:p>0,419892981477105</text:p>
          </table:table-cell>
          <table:table-cell office:value-type="float" office:value="-1.35339111762343" calcext:value-type="float">
            <text:p>-1,35339111762343</text:p>
          </table:table-cell>
          <table:table-cell office:value-type="float" office:value="5.95236886782487" calcext:value-type="float">
            <text:p>5,95236886782487</text:p>
          </table:table-cell>
          <table:table-cell office:value-type="float" office:value="-2.41271364731186" calcext:value-type="float">
            <text:p>-2,41271364731186</text:p>
          </table:table-cell>
          <table:table-cell office:value-type="float" office:value="0.317661001818955" calcext:value-type="float">
            <text:p>0,317661001818955</text:p>
          </table:table-cell>
          <table:table-cell office:value-type="float" office:value="0.758557971028616" calcext:value-type="float">
            <text:p>0,758557971028616</text:p>
          </table:table-cell>
          <table:table-cell office:value-type="float" office:value="-0.119992214151527" calcext:value-type="float">
            <text:p>-0,119992214151527</text:p>
          </table:table-cell>
          <table:table-cell office:value-type="float" office:value="0.0326587605044703" calcext:value-type="float">
            <text:p>0,03265876050447</text:p>
          </table:table-cell>
          <table:table-cell office:value-type="float" office:value="-0.00671516048906458" calcext:value-type="float">
            <text:p>-0,006715160489065</text:p>
          </table:table-cell>
          <table:table-cell office:value-type="float" office:value="0.00119722097933366" calcext:value-type="float">
            <text:p>0,001197220979334</text:p>
          </table:table-cell>
          <table:table-cell office:value-type="float" office:value="-0.000327827483769298" calcext:value-type="float">
            <text:p>-0,000327827483769</text:p>
          </table:table-cell>
          <table:table-cell office:value-type="float" office:value="-0.0000248984973922781" calcext:value-type="float">
            <text:p>-2,48984973922781E-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000984051866080861" calcext:value-type="float">
            <text:p>0,000984051866081</text:p>
          </table:table-cell>
          <table:table-cell office:value-type="float" office:value="-0.00848759587787528" calcext:value-type="float">
            <text:p>-0,008487595877875</text:p>
          </table:table-cell>
          <table:table-cell office:value-type="float" office:value="0.040418952710625" calcext:value-type="float">
            <text:p>0,040418952710625</text:p>
          </table:table-cell>
          <table:table-cell office:value-type="float" office:value="-0.170198042042794" calcext:value-type="float">
            <text:p>-0,170198042042794</text:p>
          </table:table-cell>
          <table:table-cell office:value-type="float" office:value="0.548579110627924" calcext:value-type="float">
            <text:p>0,548579110627924</text:p>
          </table:table-cell>
          <table:table-cell office:value-type="float" office:value="-2.41271364731186" calcext:value-type="float">
            <text:p>-2,41271364731186</text:p>
          </table:table-cell>
          <table:table-cell office:value-type="float" office:value="15.1307797100409" calcext:value-type="float">
            <text:p>15,1307797100409</text:p>
          </table:table-cell>
          <table:table-cell office:value-type="float" office:value="-1.9921380418885" calcext:value-type="float">
            <text:p>-1,9921380418885</text:p>
          </table:table-cell>
          <table:table-cell office:value-type="float" office:value="-4.75712215982093" calcext:value-type="float">
            <text:p>-4,75712215982093</text:p>
          </table:table-cell>
          <table:table-cell office:value-type="float" office:value="0.752503622329838" calcext:value-type="float">
            <text:p>0,752503622329838</text:p>
          </table:table-cell>
          <table:table-cell office:value-type="float" office:value="-0.20481191845816" calcext:value-type="float">
            <text:p>-0,20481191845816</text:p>
          </table:table-cell>
          <table:table-cell office:value-type="float" office:value="0.0421125872897563" calcext:value-type="float">
            <text:p>0,042112587289756</text:p>
          </table:table-cell>
          <table:table-cell office:value-type="float" office:value="-0.00750809650482972" calcext:value-type="float">
            <text:p>-0,00750809650483</text:p>
          </table:table-cell>
          <table:table-cell office:value-type="float" office:value="0.00205589479934214" calcext:value-type="float">
            <text:p>0,002055894799342</text:p>
          </table:table-cell>
          <table:table-cell office:value-type="float" office:value="0.000156145210010035" calcext:value-type="float">
            <text:p>0,0001561452100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0.000129561542443853" calcext:value-type="float">
            <text:p>-0,000129561542444</text:p>
          </table:table-cell>
          <table:table-cell office:value-type="float" office:value="0.00111748785961577" calcext:value-type="float">
            <text:p>0,001117487859616</text:p>
          </table:table-cell>
          <table:table-cell office:value-type="float" office:value="-0.00532161163212854" calcext:value-type="float">
            <text:p>-0,005321611632129</text:p>
          </table:table-cell>
          <table:table-cell office:value-type="float" office:value="0.0224084945195116" calcext:value-type="float">
            <text:p>0,022408494519512</text:p>
          </table:table-cell>
          <table:table-cell office:value-type="float" office:value="-0.0722266357854662" calcext:value-type="float">
            <text:p>-0,072226635785466</text:p>
          </table:table-cell>
          <table:table-cell office:value-type="float" office:value="0.317661001818955" calcext:value-type="float">
            <text:p>0,317661001818955</text:p>
          </table:table-cell>
          <table:table-cell office:value-type="float" office:value="-1.9921380418885" calcext:value-type="float">
            <text:p>-1,9921380418885</text:p>
          </table:table-cell>
          <table:table-cell office:value-type="float" office:value="18.6507364116097" calcext:value-type="float">
            <text:p>18,6507364116097</text:p>
          </table:table-cell>
          <table:table-cell office:value-type="float" office:value="44.5369897140959" calcext:value-type="float">
            <text:p>44,5369897140959</text:p>
          </table:table-cell>
          <table:table-cell office:value-type="float" office:value="-7.04506736669245" calcext:value-type="float">
            <text:p>-7,04506736669245</text:p>
          </table:table-cell>
          <table:table-cell office:value-type="float" office:value="1.91748414256376" calcext:value-type="float">
            <text:p>1,91748414256376</text:p>
          </table:table-cell>
          <table:table-cell office:value-type="float" office:value="-0.394265230941315" calcext:value-type="float">
            <text:p>-0,394265230941315</text:p>
          </table:table-cell>
          <table:table-cell office:value-type="float" office:value="0.0702920811309643" calcext:value-type="float">
            <text:p>0,070292081130964</text:p>
          </table:table-cell>
          <table:table-cell office:value-type="float" office:value="-0.0192476380583447" calcext:value-type="float">
            <text:p>-0,019247638058345</text:p>
          </table:table-cell>
          <table:table-cell office:value-type="float" office:value="-0.00146185811053128" calcext:value-type="float">
            <text:p>-0,00146185811053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-0.000309386233112618" calcext:value-type="float">
            <text:p>-0,000309386233113</text:p>
          </table:table-cell>
          <table:table-cell office:value-type="float" office:value="0.00266850295939811" calcext:value-type="float">
            <text:p>0,002668502959398</text:p>
          </table:table-cell>
          <table:table-cell office:value-type="float" office:value="-0.012707732139466" calcext:value-type="float">
            <text:p>-0,012707732139466</text:p>
          </table:table-cell>
          <table:table-cell office:value-type="float" office:value="0.0535103208741196" calcext:value-type="float">
            <text:p>0,05351032087412</text:p>
          </table:table-cell>
          <table:table-cell office:value-type="float" office:value="-0.172473454348896" calcext:value-type="float">
            <text:p>-0,172473454348896</text:p>
          </table:table-cell>
          <table:table-cell office:value-type="float" office:value="0.758557971028616" calcext:value-type="float">
            <text:p>0,758557971028616</text:p>
          </table:table-cell>
          <table:table-cell office:value-type="float" office:value="-4.75712215982093" calcext:value-type="float">
            <text:p>-4,75712215982093</text:p>
          </table:table-cell>
          <table:table-cell office:value-type="float" office:value="44.5369897140959" calcext:value-type="float">
            <text:p>44,5369897140959</text:p>
          </table:table-cell>
          <table:table-cell office:value-type="float" office:value="-155.197604624416" calcext:value-type="float">
            <text:p>-155,197604624416</text:p>
          </table:table-cell>
          <table:table-cell office:value-type="float" office:value="24.5498761085386" calcext:value-type="float">
            <text:p>24,5498761085386</text:p>
          </table:table-cell>
          <table:table-cell office:value-type="float" office:value="-6.68183790017161" calcext:value-type="float">
            <text:p>-6,68183790017161</text:p>
          </table:table-cell>
          <table:table-cell office:value-type="float" office:value="1.37389212476159" calcext:value-type="float">
            <text:p>1,37389212476159</text:p>
          </table:table-cell>
          <table:table-cell office:value-type="float" office:value="-0.244946115254351" calcext:value-type="float">
            <text:p>-0,244946115254351</text:p>
          </table:table-cell>
          <table:table-cell office:value-type="float" office:value="0.0670720527029112" calcext:value-type="float">
            <text:p>0,067072052702911</text:p>
          </table:table-cell>
          <table:table-cell office:value-type="float" office:value="0.00509412240278609" calcext:value-type="float">
            <text:p>0,0050941224027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0000489401476974038" calcext:value-type="float">
            <text:p>4,89401476974038E-05</text:p>
          </table:table-cell>
          <table:table-cell office:value-type="float" office:value="-0.000422116160922924" calcext:value-type="float">
            <text:p>-0,000422116160923</text:p>
          </table:table-cell>
          <table:table-cell office:value-type="float" office:value="0.00201016794298708" calcext:value-type="float">
            <text:p>0,002010167942987</text:p>
          </table:table-cell>
          <table:table-cell office:value-type="float" office:value="-0.00846451046178784" calcext:value-type="float">
            <text:p>-0,008464510461788</text:p>
          </table:table-cell>
          <table:table-cell office:value-type="float" office:value="0.0272826500545805" calcext:value-type="float">
            <text:p>0,027282650054581</text:p>
          </table:table-cell>
          <table:table-cell office:value-type="float" office:value="-0.119992214151527" calcext:value-type="float">
            <text:p>-0,119992214151527</text:p>
          </table:table-cell>
          <table:table-cell office:value-type="float" office:value="0.752503622329839" calcext:value-type="float">
            <text:p>0,752503622329839</text:p>
          </table:table-cell>
          <table:table-cell office:value-type="float" office:value="-7.04506736669245" calcext:value-type="float">
            <text:p>-7,04506736669245</text:p>
          </table:table-cell>
          <table:table-cell office:value-type="float" office:value="24.5498761085386" calcext:value-type="float">
            <text:p>24,5498761085386</text:p>
          </table:table-cell>
          <table:table-cell office:value-type="float" office:value="-17.0764600832983" calcext:value-type="float">
            <text:p>-17,0764600832983</text:p>
          </table:table-cell>
          <table:table-cell office:value-type="float" office:value="4.64776839120849" calcext:value-type="float">
            <text:p>4,64776839120849</text:p>
          </table:table-cell>
          <table:table-cell office:value-type="float" office:value="-0.955655088584716" calcext:value-type="float">
            <text:p>-0,955655088584716</text:p>
          </table:table-cell>
          <table:table-cell office:value-type="float" office:value="0.17038019015685" calcext:value-type="float">
            <text:p>0,17038019015685</text:p>
          </table:table-cell>
          <table:table-cell office:value-type="float" office:value="-0.0466541348568266" calcext:value-type="float">
            <text:p>-0,046654134856827</text:p>
          </table:table-cell>
          <table:table-cell office:value-type="float" office:value="-0.00354338154237597" calcext:value-type="float">
            <text:p>-0,00354338154237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-0.0000133202356003244" calcext:value-type="float">
            <text:p>-1,33202356003244E-05</text:p>
          </table:table-cell>
          <table:table-cell office:value-type="float" office:value="0.000114889042611043" calcext:value-type="float">
            <text:p>0,000114889042611</text:p>
          </table:table-cell>
          <table:table-cell office:value-type="float" office:value="-0.000547115443180973" calcext:value-type="float">
            <text:p>-0,000547115443181</text:p>
          </table:table-cell>
          <table:table-cell office:value-type="float" office:value="0.00230381964291468" calcext:value-type="float">
            <text:p>0,002303819642915</text:p>
          </table:table-cell>
          <table:table-cell office:value-type="float" office:value="-0.00742562790727934" calcext:value-type="float">
            <text:p>-0,007425627907279</text:p>
          </table:table-cell>
          <table:table-cell office:value-type="float" office:value="0.0326587605044703" calcext:value-type="float">
            <text:p>0,03265876050447</text:p>
          </table:table-cell>
          <table:table-cell office:value-type="float" office:value="-0.20481191845816" calcext:value-type="float">
            <text:p>-0,20481191845816</text:p>
          </table:table-cell>
          <table:table-cell office:value-type="float" office:value="1.91748414256376" calcext:value-type="float">
            <text:p>1,91748414256376</text:p>
          </table:table-cell>
          <table:table-cell office:value-type="float" office:value="-6.6818379001716" calcext:value-type="float">
            <text:p>-6,6818379001716</text:p>
          </table:table-cell>
          <table:table-cell office:value-type="float" office:value="4.64776839120849" calcext:value-type="float">
            <text:p>4,64776839120849</text:p>
          </table:table-cell>
          <table:table-cell office:value-type="float" office:value="-10.340493421234" calcext:value-type="float">
            <text:p>-10,340493421234</text:p>
          </table:table-cell>
          <table:table-cell office:value-type="float" office:value="2.12616987868227" calcext:value-type="float">
            <text:p>2,12616987868227</text:p>
          </table:table-cell>
          <table:table-cell office:value-type="float" office:value="-0.379066917094681" calcext:value-type="float">
            <text:p>-0,379066917094681</text:p>
          </table:table-cell>
          <table:table-cell office:value-type="float" office:value="0.103797507524884" calcext:value-type="float">
            <text:p>0,103797507524884</text:p>
          </table:table-cell>
          <table:table-cell office:value-type="float" office:value="0.00788342069651488" calcext:value-type="float">
            <text:p>0,00788342069651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0027388522536269" calcext:value-type="float">
            <text:p>2,7388522536269E-06</text:p>
          </table:table-cell>
          <table:table-cell office:value-type="float" office:value="-0.0000236230140902786" calcext:value-type="float">
            <text:p>-2,36230140902786E-05</text:p>
          </table:table-cell>
          <table:table-cell office:value-type="float" office:value="0.000112495635175837" calcext:value-type="float">
            <text:p>0,000112495635176</text:p>
          </table:table-cell>
          <table:table-cell office:value-type="float" office:value="-0.000473701953199171" calcext:value-type="float">
            <text:p>-0,000473701953199</text:p>
          </table:table-cell>
          <table:table-cell office:value-type="float" office:value="0.00152682717773788" calcext:value-type="float">
            <text:p>0,001526827177738</text:p>
          </table:table-cell>
          <table:table-cell office:value-type="float" office:value="-0.00671516048906458" calcext:value-type="float">
            <text:p>-0,006715160489065</text:p>
          </table:table-cell>
          <table:table-cell office:value-type="float" office:value="0.0421125872897563" calcext:value-type="float">
            <text:p>0,042112587289756</text:p>
          </table:table-cell>
          <table:table-cell office:value-type="float" office:value="-0.394265230941315" calcext:value-type="float">
            <text:p>-0,394265230941315</text:p>
          </table:table-cell>
          <table:table-cell office:value-type="float" office:value="1.37389212476159" calcext:value-type="float">
            <text:p>1,37389212476159</text:p>
          </table:table-cell>
          <table:table-cell office:value-type="float" office:value="-0.955655088584715" calcext:value-type="float">
            <text:p>-0,955655088584715</text:p>
          </table:table-cell>
          <table:table-cell office:value-type="float" office:value="2.12616987868227" calcext:value-type="float">
            <text:p>2,12616987868227</text:p>
          </table:table-cell>
          <table:table-cell office:value-type="float" office:value="-7.78584844988437" calcext:value-type="float">
            <text:p>-7,78584844988437</text:p>
          </table:table-cell>
          <table:table-cell office:value-type="float" office:value="1.38810995229282" calcext:value-type="float">
            <text:p>1,38810995229282</text:p>
          </table:table-cell>
          <table:table-cell office:value-type="float" office:value="-0.380097409509602" calcext:value-type="float">
            <text:p>-0,380097409509602</text:p>
          </table:table-cell>
          <table:table-cell office:value-type="float" office:value="-0.0288683982522542" calcext:value-type="float">
            <text:p>-0,0288683982522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-0.000000488299778192519" calcext:value-type="float">
            <text:p>-4,88299778192519E-07</text:p>
          </table:table-cell>
          <table:table-cell office:value-type="float" office:value="0.00000421165929094807" calcext:value-type="float">
            <text:p>4,21165929094807E-06</text:p>
          </table:table-cell>
          <table:table-cell office:value-type="float" office:value="-0.0000200564282469948" calcext:value-type="float">
            <text:p>-2,00564282469948E-05</text:p>
          </table:table-cell>
          <table:table-cell office:value-type="float" office:value="0.000084454558791994" calcext:value-type="float">
            <text:p>8,4454558791994E-05</text:p>
          </table:table-cell>
          <table:table-cell office:value-type="float" office:value="-0.00027221233684308" calcext:value-type="float">
            <text:p>-0,000272212336843</text:p>
          </table:table-cell>
          <table:table-cell office:value-type="float" office:value="0.00119722097933366" calcext:value-type="float">
            <text:p>0,001197220979334</text:p>
          </table:table-cell>
          <table:table-cell office:value-type="float" office:value="-0.00750809650482971" calcext:value-type="float">
            <text:p>-0,00750809650483</text:p>
          </table:table-cell>
          <table:table-cell office:value-type="float" office:value="0.0702920811309642" calcext:value-type="float">
            <text:p>0,070292081130964</text:p>
          </table:table-cell>
          <table:table-cell office:value-type="float" office:value="-0.244946115254351" calcext:value-type="float">
            <text:p>-0,244946115254351</text:p>
          </table:table-cell>
          <table:table-cell office:value-type="float" office:value="0.17038019015685" calcext:value-type="float">
            <text:p>0,17038019015685</text:p>
          </table:table-cell>
          <table:table-cell office:value-type="float" office:value="-0.379066917094681" calcext:value-type="float">
            <text:p>-0,379066917094681</text:p>
          </table:table-cell>
          <table:table-cell office:value-type="float" office:value="1.38810995229282" calcext:value-type="float">
            <text:p>1,38810995229282</text:p>
          </table:table-cell>
          <table:table-cell office:value-type="float" office:value="-4.30128449280748" calcext:value-type="float">
            <text:p>-4,30128449280748</text:p>
          </table:table-cell>
          <table:table-cell office:value-type="float" office:value="1.17779365429913" calcext:value-type="float">
            <text:p>1,17779365429913</text:p>
          </table:table-cell>
          <table:table-cell office:value-type="float" office:value="0.0894534280440187" calcext:value-type="float">
            <text:p>0,08945342804401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.000000133708054213229" calcext:value-type="float">
            <text:p>1,33708054213229E-07</text:p>
          </table:table-cell>
          <table:table-cell office:value-type="float" office:value="-0.00000115325214950171" calcext:value-type="float">
            <text:p>-1,15325214950171E-06</text:p>
          </table:table-cell>
          <table:table-cell office:value-type="float" office:value="0.00000549192548335667" calcext:value-type="float">
            <text:p>5,49192548335667E-06</text:p>
          </table:table-cell>
          <table:table-cell office:value-type="float" office:value="-0.0000231256601576053" calcext:value-type="float">
            <text:p>-2,31256601576053E-05</text:p>
          </table:table-cell>
          <table:table-cell office:value-type="float" office:value="0.0000745381905084015" calcext:value-type="float">
            <text:p>7,45381905084015E-05</text:p>
          </table:table-cell>
          <table:table-cell office:value-type="float" office:value="-0.000327827483769298" calcext:value-type="float">
            <text:p>-0,000327827483769</text:p>
          </table:table-cell>
          <table:table-cell office:value-type="float" office:value="0.00205589479934215" calcext:value-type="float">
            <text:p>0,002055894799342</text:p>
          </table:table-cell>
          <table:table-cell office:value-type="float" office:value="-0.0192476380583447" calcext:value-type="float">
            <text:p>-0,019247638058345</text:p>
          </table:table-cell>
          <table:table-cell office:value-type="float" office:value="0.0670720527029113" calcext:value-type="float">
            <text:p>0,067072052702911</text:p>
          </table:table-cell>
          <table:table-cell office:value-type="float" office:value="-0.0466541348568266" calcext:value-type="float">
            <text:p>-0,046654134856827</text:p>
          </table:table-cell>
          <table:table-cell office:value-type="float" office:value="0.103797507524884" calcext:value-type="float">
            <text:p>0,103797507524884</text:p>
          </table:table-cell>
          <table:table-cell office:value-type="float" office:value="-0.380097409509602" calcext:value-type="float">
            <text:p>-0,380097409509602</text:p>
          </table:table-cell>
          <table:table-cell office:value-type="float" office:value="1.17779365429913" calcext:value-type="float">
            <text:p>1,17779365429913</text:p>
          </table:table-cell>
          <table:table-cell office:value-type="float" office:value="-3.30047089491605" calcext:value-type="float">
            <text:p>-3,30047089491605</text:p>
          </table:table-cell>
          <table:table-cell office:value-type="float" office:value="-0.250670764468873" calcext:value-type="float">
            <text:p>-0,25067076446887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5:22:31.116235069</meta:creation-date>
    <dc:date>2020-12-04T16:29:56.158101039</dc:date>
    <meta:editing-duration>PT6M26S</meta:editing-duration>
    <meta:editing-cycles>1</meta:editing-cycles>
    <meta:generator>LibreOffice/6.4.4.2$Linux_X86_64 LibreOffice_project/3d775be2011f3886db32dfd395a6a6d1ca2630ff</meta:generator>
    <meta:document-statistic meta:table-count="1" meta:cell-count="630" meta:object-count="0"/>
  </office:meta>
</office:document-meta>
</file>